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01dd08" officeooo:paragraph-rsid="00179b10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1550a" officeooo:paragraph-rsid="00179b10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paragraph-rsid="00179b10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8ba3e" officeooo:paragraph-rsid="0018ba3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officeooo:rsid="00179b10" officeooo:paragraph-rsid="00179b10"/>
    </style:style>
    <style:style style:name="P6" style:family="paragraph" style:parent-style-name="Standard">
      <style:text-properties officeooo:paragraph-rsid="00179b10"/>
    </style:style>
    <style:style style:name="P7" style:family="paragraph" style:parent-style-name="Table_20_Contents">
      <style:text-properties style:font-name="Liberation Mono" fo:font-size="10pt" officeooo:rsid="0001dd08" officeooo:paragraph-rsid="00179b10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94a77" officeooo:paragraph-rsid="00179b10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1">
      <style:text-properties style:font-name="Liberation Mono" fo:font-size="10pt" officeooo:rsid="0001550a" officeooo:paragraph-rsid="00179b10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2">
      <style:text-properties style:font-name="Liberation Mono" fo:font-size="10pt" officeooo:rsid="0001550a" officeooo:paragraph-rsid="00179b10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179b10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8ba3e" officeooo:paragraph-rsid="0018ba3e" style:font-name-asian="Courier New" style:font-size-asian="10pt" style:font-name-complex="Liberation Mono" style:font-size-complex="10pt"/>
    </style:style>
    <style:style style:name="T1" style:family="text">
      <style:text-properties officeooo:rsid="0018ba3e"/>
    </style:style>
    <style:style style:name="T2" style:family="text">
      <style:text-properties officeooo:rsid="0018bf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1">3<text:span text:style-name="T1">6</text:span>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2"><text:span text:style-name="T1">Add </text:span>Region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1"><text:s/>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2">Main UI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2">A region should be able to be <text:span text:style-name="T1">created in </text:span>the fantasy world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8"><text:s text:c="3"/>1. The add region button is selected out of a list</text:p>
            <text:p text:style-name="P4"><text:s text:c="3"/>2. The add region hotkey gets pushed</text:p>
            <text:p text:style-name="P3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 Dungeon Master</text:p>
            <text:p text:style-name="P3"/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list xml:id="list1019131657863995140" text:style-name="L1">
              <text:list-item>
                <text:p text:style-name="P9">The relevant region information, from included use cases</text:p>
                <text:p text:style-name="P9"/>
              </text:list-item>
            </text:list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list xml:id="list6062866985556540554" text:style-name="L2">
              <text:list-item>
                <text:p text:style-name="P10">A region gets saved successfully to the database</text:p>
              </text:list-item>
              <text:list-item>
                <text:p text:style-name="P10">A region does not get saved successfully to the database if it does not have a name</text:p>
                <text:p text:style-name="P10"/>
              </text:list-item>
            </text:list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4"><text:s text:c="3"/>1. A new region is created</text:p>
            <text:p text:style-name="P4"/>
            <text:p text:style-name="P4"><text:s text:c="3"/>Follow 37 <text:span text:style-name="T2">Edit Region</text:span></text:p>
            <text:p text:style-name="P4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3"/>
            <text:p text:style-name="P3"/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5:19:32.207070664</meta:creation-date>
    <dc:date>2017-02-16T19:27:18.188000000</dc:date>
    <meta:editing-duration>PT27M11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7" meta:word-count="107" meta:character-count="573" meta:non-whitespace-character-count="476"/>
  </office:meta>
</office:document-meta>
</file>